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 style:master-page-name="Standard">
      <style:paragraph-properties style:page-number="auto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S4</text:h>
      <text:h text:style-name="Heading_20_2" text:outline-level="2">Nr. 1b</text:h>
      <text:list xml:id="list5060344914642073848" text:style-name="L1">
        <text:list-item>
          <text:p text:style-name="P1">historischer Buddha:</text:p>
          <text:p text:style-name="P1">- der Prinz Siddharta Gautama aus Nepal</text:p>
          <text:p text:style-name="P1">- bekam seine Erleuchtung mit 35</text:p>
        </text:list-item>
        <text:list-item>
          <text:p text:style-name="P1">Buddhaschaft: </text:p>
          <text:p text:style-name="P1">- volle Entfaltung der Geistesmöglichkeiten</text:p>
          <text:p text:style-name="P1">- ist mit Erleuchtung gleichzusetzen</text:p>
        </text:list-item>
        <text:list-item>
          <text:p text:style-name="P1">Buddha: </text:p>
          <text:p text:style-name="P1">- beschreibt einen inneren Zustand</text:p>
          <text:p text:style-name="P1">- jeder kann „ein Buddha“ werden</text:p>
        </text:list-item>
      </text:list>
      <text:h text:style-name="Heading_20_2" text:outline-level="2">M44 Nr. 6 (bzw. 2b)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20-06-26T23:31:08.89</meta:creation-date>
    <meta:editing-duration>PT10M13S</meta:editing-duration>
    <meta:generator>OpenOffice/4.1.7$Win32 OpenOffice.org_project/417m1$Build-9800</meta:generator>
    <meta:initial-creator>Caspar Kroll</meta:initial-creator>
    <dc:date>2020-06-29T20:50:03.14</dc:date>
    <dc:creator>Caspar Kroll</dc:creator>
    <meta:document-statistic meta:table-count="0" meta:image-count="0" meta:object-count="0" meta:page-count="1" meta:paragraph-count="12" meta:word-count="49" meta:character-count="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AppData/Roaming/OpenOffice/4/user/template/Normal.ott" meta:date="2020-06-26T23:31:03.48"/>
  </office:meta>
</office:document-meta>
</file>